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184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3.5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1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1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1pt" style:text-underline-style="none" fo:font-weight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1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1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1pt" style:text-underline-style="none" fo:font-weight="normal"/>
    </style:style>
    <style:style style:name="ce13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1pt" style:text-underline-style="none" fo:font-weight="normal"/>
    </style:style>
    <style:style style:name="ce1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1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1pt" style:text-underline-style="none" fo:font-weight="bold"/>
    </style: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/>
    </style:style>
    <style:style style:name="ce23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1pt" style:text-underline-style="none" fo:font-weight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 fo:margin-left="0cm"/>
      <style:text-properties fo:color="#000000" style:font-name="Arial" fo:font-size="11pt" style:text-underline-style="none" fo:font-weight="normal"/>
    </style:style>
    <style:style style:name="ce27" style:family="table-cell" style:parent-style-name="Default">
      <style:text-properties fo:font-size="12pt"/>
    </style:style>
    <style:style style:name="ce28" style:family="table-cell" style:parent-style-name="Default">
      <style:text-properties fo:font-size="11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20"/>
        <table:table-column table:style-name="co6" table:default-cell-style-name="ce14"/>
        <table:table-column table:style-name="co1" table:default-cell-style-name="ce6"/>
        <table:table-column table:style-name="co6" table:default-cell-style-name="ce14"/>
        <table:table-column table:style-name="co7" table:default-cell-style-name="ce20"/>
        <table:table-column table:style-name="co8" table:number-columns-repeated="247" table:default-cell-style-name="ce27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7" office:value-type="string">
              <text:p>NF - SERV. PROD. </text:p>
            </table:table-cell>
            <table:table-cell table:style-name="ce11" office:value-type="string">
              <text:p>R$</text:p>
            </table:table-cell>
            <table:table-cell table:style-name="ce15"/>
            <table:table-cell table:style-name="ce17" office:value-type="string">
              <text:p>PAGO</text:p>
            </table:table-cell>
            <table:table-cell table:style-name="ce11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23" office:value-type="string">
              <text:p>SALDO DEVEDOR</text:p>
            </table:table-cell>
            <table:table-cell table:style-name="ce17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03-01-25">
            <text:p>25/01/2003</text:p>
          </table:table-cell>
          <table:table-cell table:style-name="ce8" office:value-type="string">
            <text:p>NF 00249 – process. 01/2003</text:p>
          </table:table-cell>
          <table:table-cell table:style-name="ce12" office:value-type="float" office:value="86">
            <text:p>86,00</text:p>
          </table:table-cell>
          <table:table-cell table:style-name="ce16"/>
          <table:table-cell table:style-name="ce18" office:value-type="string">
            <text:p>p/c</text:p>
          </table:table-cell>
          <table:table-cell table:style-name="ce12" office:value-type="float" office:value="5.1">
            <text:p>5,10</text:p>
          </table:table-cell>
          <table:table-cell table:style-name="ce2" office:value-type="date" office:date-value="2003-08-20">
            <text:p>20/08/2003</text:p>
          </table:table-cell>
          <table:table-cell table:style-name="ce12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1-25">
            <text:p>25/01/2003</text:p>
          </table:table-cell>
          <table:table-cell table:style-name="ce8" office:value-type="string">
            <text:p>Rest. NF 00249 – pr. 01/2003</text:p>
          </table:table-cell>
          <table:table-cell table:style-name="ce12" office:value-type="float" office:value="80.9">
            <text:p>80,9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80.9">
            <text:p>80,9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]-[.F3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2-25">
            <text:p>25/02/2003</text:p>
          </table:table-cell>
          <table:table-cell table:style-name="ce8" office:value-type="string">
            <text:p>NF 6203 – mens. 02/2003</text:p>
          </table:table-cell>
          <table:table-cell table:style-name="ce12" office:value-type="float" office:value="102.4">
            <text:p>102,40</text:p>
          </table:table-cell>
          <table:table-cell table:style-name="ce16"/>
          <table:table-cell table:style-name="ce18" office:value-type="string">
            <text:p>p/c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4-04-25">
            <text:p>25/04/2004</text:p>
          </table:table-cell>
          <table:table-cell table:style-name="ce12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2-25">
            <text:p>25/02/2003</text:p>
          </table:table-cell>
          <table:table-cell table:style-name="ce8" office:value-type="string">
            <text:p>Rest. NF 6203 – mens. 02/2003</text:p>
          </table:table-cell>
          <table:table-cell table:style-name="ce12" office:value-type="float" office:value="82.4">
            <text:p>82,4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82.4">
            <text:p>82,40</text:p>
          </table:table-cell>
          <table:table-cell table:style-name="ce2" office:value-type="date" office:date-value="2004-04-25">
            <text:p>25/04/2004</text:p>
          </table:table-cell>
          <table:table-cell table:style-name="ce12" table:formula="of:=[.C5]-[.F5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2-25">
            <text:p>25/02/2003</text:p>
          </table:table-cell>
          <table:table-cell table:style-name="ce8" office:value-type="string">
            <text:p>NF 00297 – process. 02/2003</text:p>
          </table:table-cell>
          <table:table-cell table:style-name="ce12" office:value-type="float" office:value="98">
            <text:p>98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98">
            <text:p>98,00</text:p>
          </table:table-cell>
          <table:table-cell table:style-name="ce2" office:value-type="date" office:date-value="2005-12-17">
            <text:p>17/12/2005</text:p>
          </table:table-cell>
          <table:table-cell table:style-name="ce12" table:formula="of:=[.C6]-[.F6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3-25">
            <text:p>25/03/2003</text:p>
          </table:table-cell>
          <table:table-cell table:style-name="ce8" office:value-type="string">
            <text:p>NF 6239 – mens. 03/2003</text:p>
          </table:table-cell>
          <table:table-cell table:style-name="ce12" office:value-type="float" office:value="100">
            <text:p>100,00</text:p>
          </table:table-cell>
          <table:table-cell table:style-name="ce16"/>
          <table:table-cell table:style-name="ce18" office:value-type="string">
            <text:p>p/c</text:p>
          </table:table-cell>
          <table:table-cell table:style-name="ce12" office:value-type="float" office:value="52">
            <text:p>52,00</text:p>
          </table:table-cell>
          <table:table-cell table:style-name="ce2" office:value-type="date" office:date-value="2005-12-17">
            <text:p>17/12/2005</text:p>
          </table:table-cell>
          <table:table-cell table:style-name="ce12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3-25">
            <text:p>25/03/2003</text:p>
          </table:table-cell>
          <table:table-cell table:style-name="ce8" office:value-type="string">
            <text:p>Rest. NF 6239 – mens. 03/2003</text:p>
          </table:table-cell>
          <table:table-cell table:style-name="ce12" office:value-type="float" office:value="48">
            <text:p>48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48">
            <text:p>48,00</text:p>
          </table:table-cell>
          <table:table-cell table:style-name="ce2" office:value-type="date" office:date-value="2005-12-17">
            <text:p>17/12/2005</text:p>
          </table:table-cell>
          <table:table-cell table:style-name="ce12" table:formula="of:=[.C8]-[.F8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3-25">
            <text:p>25/03/2003</text:p>
          </table:table-cell>
          <table:table-cell table:style-name="ce8" office:value-type="string">
            <text:p>NF 00344 – process. 03/2003</text:p>
          </table:table-cell>
          <table:table-cell table:style-name="ce12" office:value-type="float" office:value="103">
            <text:p>103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03">
            <text:p>103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9]-[.F9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4-25">
            <text:p>25/04/2003</text:p>
          </table:table-cell>
          <table:table-cell table:style-name="ce8" office:value-type="string">
            <text:p>NF 6274 – mens. 04/2003</text:p>
          </table:table-cell>
          <table:table-cell table:style-name="ce12" office:value-type="float" office:value="100">
            <text:p>10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00">
            <text:p>10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0]-[.F10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4-25">
            <text:p>25/04/2003</text:p>
          </table:table-cell>
          <table:table-cell table:style-name="ce8" office:value-type="string">
            <text:p>NF 00390 – process. 04/2003</text:p>
          </table:table-cell>
          <table:table-cell table:style-name="ce12" office:value-type="float" office:value="81.5">
            <text:p>81,5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81.5">
            <text:p>81,5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1]-[.F11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5-27">
            <text:p>27/05/2003</text:p>
          </table:table-cell>
          <table:table-cell table:style-name="ce8" office:value-type="string">
            <text:p>NF 6310 – mens. 05/2003</text:p>
          </table:table-cell>
          <table:table-cell table:style-name="ce12" office:value-type="float" office:value="124.2">
            <text:p>124,2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4.2">
            <text:p>124,2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2]-[.F12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5-27">
            <text:p>27/05/2003</text:p>
          </table:table-cell>
          <table:table-cell table:style-name="ce8" office:value-type="string">
            <text:p>NF 00438 – process. 05/2003</text:p>
          </table:table-cell>
          <table:table-cell table:style-name="ce12" office:value-type="float" office:value="99">
            <text:p>99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99">
            <text:p>99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3]-[.F13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6-25">
            <text:p>25/06/2003</text:p>
          </table:table-cell>
          <table:table-cell table:style-name="ce8" office:value-type="string">
            <text:p>NF 6346 – mens. 06/2003</text:p>
          </table:table-cell>
          <table:table-cell table:style-name="ce12" office:value-type="float" office:value="120">
            <text:p>1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0">
            <text:p>1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4]-[.F14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6-25">
            <text:p>25/06/2003</text:p>
          </table:table-cell>
          <table:table-cell table:style-name="ce8" office:value-type="string">
            <text:p>NF 00486 – process. 06/2003</text:p>
          </table:table-cell>
          <table:table-cell table:style-name="ce12" office:value-type="float" office:value="95">
            <text:p>95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95">
            <text:p>95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5]-[.F15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7-25">
            <text:p>25/07/2003</text:p>
          </table:table-cell>
          <table:table-cell table:style-name="ce8" office:value-type="string">
            <text:p>NF 6380 – mens. 07/2003</text:p>
          </table:table-cell>
          <table:table-cell table:style-name="ce12" office:value-type="float" office:value="120.2">
            <text:p>120,2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0.2">
            <text:p>120,2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6]-[.F16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7-25">
            <text:p>25/07/2003</text:p>
          </table:table-cell>
          <table:table-cell table:style-name="ce8" office:value-type="string">
            <text:p>NF 00532 – process. 07/2003</text:p>
          </table:table-cell>
          <table:table-cell table:style-name="ce12" office:value-type="float" office:value="82.5">
            <text:p>82,5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82.5">
            <text:p>82,5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7]-[.F17]" office:value-type="float" office:value="0">
            <text:p>-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2" office:value-type="date" office:date-value="2003-08-25">
            <text:p>25/08/2003</text:p>
          </table:table-cell>
          <table:table-cell table:style-name="ce8" office:value-type="string">
            <text:p>Mensalidade 08/2003 (A.C.)</text:p>
          </table:table-cell>
          <table:table-cell table:style-name="ce12" office:value-type="float" office:value="120">
            <text:p>1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0">
            <text:p>1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8]-[.F18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3-09-25">
            <text:p>25/09/2003</text:p>
          </table:table-cell>
          <table:table-cell table:style-name="ce8" office:value-type="string">
            <text:p>Mensalidade 09/2003 (A.C.)</text:p>
          </table:table-cell>
          <table:table-cell table:style-name="ce12" office:value-type="float" office:value="120">
            <text:p>1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0">
            <text:p>1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19]-[.F19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3-10-25">
            <text:p>25/10/2003</text:p>
          </table:table-cell>
          <table:table-cell table:style-name="ce8" office:value-type="string">
            <text:p>Mensalidade 10/2003 (A.C.)</text:p>
          </table:table-cell>
          <table:table-cell table:style-name="ce12" office:value-type="float" office:value="120">
            <text:p>1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0">
            <text:p>1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0]-[.F20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3-11-25">
            <text:p>25/11/2003</text:p>
          </table:table-cell>
          <table:table-cell table:style-name="ce8" office:value-type="string">
            <text:p>Mensalidade 11/2003 (A.C.)</text:p>
          </table:table-cell>
          <table:table-cell table:style-name="ce12" office:value-type="float" office:value="120">
            <text:p>1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20">
            <text:p>1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1]-[.F21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3-12-22">
            <text:p>22/12/2003</text:p>
          </table:table-cell>
          <table:table-cell table:style-name="ce8" office:value-type="string">
            <text:p>Mensalidade 12/2003 (A.C.)</text:p>
          </table:table-cell>
          <table:table-cell table:style-name="ce12" office:value-type="float" office:value="57">
            <text:p>57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7">
            <text:p>57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2]-[.F22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1-22">
            <text:p>22/01/2004</text:p>
          </table:table-cell>
          <table:table-cell table:style-name="ce8" office:value-type="string">
            <text:p>Mensalidade 01/2004 (A.C.)</text:p>
          </table:table-cell>
          <table:table-cell table:style-name="ce12" office:value-type="float" office:value="57">
            <text:p>57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7">
            <text:p>57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3]-[.F23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2-20">
            <text:p>20/02/2004</text:p>
          </table:table-cell>
          <table:table-cell table:style-name="ce8" office:value-type="string">
            <text:p>RAIS / 2004 – 2 empregados</text:p>
          </table:table-cell>
          <table:table-cell table:style-name="ce12" office:value-type="float" office:value="10">
            <text:p>1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10">
            <text:p>1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4]-[.F24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2-23">
            <text:p>23/02/2004</text:p>
          </table:table-cell>
          <table:table-cell table:style-name="ce8" office:value-type="string">
            <text:p>Mensalidade 02/2004 (A.C.)</text:p>
          </table:table-cell>
          <table:table-cell table:style-name="ce12" office:value-type="float" office:value="57">
            <text:p>57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7">
            <text:p>57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5]-[.F25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3-23">
            <text:p>23/03/2004</text:p>
          </table:table-cell>
          <table:table-cell table:style-name="ce8" office:value-type="string">
            <text:p>Mensalidade 03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6]-[.F26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4-22">
            <text:p>22/04/2004</text:p>
          </table:table-cell>
          <table:table-cell table:style-name="ce8" office:value-type="string">
            <text:p>Mensalidade 04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7]-[.F27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5-22">
            <text:p>22/05/2004</text:p>
          </table:table-cell>
          <table:table-cell table:style-name="ce8" office:value-type="string">
            <text:p>Mensalidade 05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8]-[.F28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6-18">
            <text:p>18/06/2004</text:p>
          </table:table-cell>
          <table:table-cell table:style-name="ce8" office:value-type="string">
            <text:p>DIPJ 2004 - Simples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29]-[.F29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6-22">
            <text:p>22/06/2004</text:p>
          </table:table-cell>
          <table:table-cell table:style-name="ce8" office:value-type="string">
            <text:p>Mensalidade 06/2004 (A.C.)</text:p>
          </table:table-cell>
          <table:table-cell table:style-name="ce12" office:value-type="float" office:value="50.4">
            <text:p>50,4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.4">
            <text:p>50,4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0]-[.F30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7-22">
            <text:p>22/07/2004</text:p>
          </table:table-cell>
          <table:table-cell table:style-name="ce8" office:value-type="string">
            <text:p>Mensalidade 07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1]-[.F31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8-26">
            <text:p>26/08/2004</text:p>
          </table:table-cell>
          <table:table-cell table:style-name="ce8" office:value-type="string">
            <text:p>Mensalidade 08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2]-[.F32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09-22">
            <text:p>22/09/2004</text:p>
          </table:table-cell>
          <table:table-cell table:style-name="ce8" office:value-type="string">
            <text:p>Mensalidade 09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3]-[.F33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10-21">
            <text:p>21/10/2004</text:p>
          </table:table-cell>
          <table:table-cell table:style-name="ce8" office:value-type="string">
            <text:p>Mensalidade 10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4]-[.F34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11-22">
            <text:p>22/11/2004</text:p>
          </table:table-cell>
          <table:table-cell table:style-name="ce8" office:value-type="string">
            <text:p>Mensalidade 11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5]-[.F35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4-12-16">
            <text:p>16/12/2004</text:p>
          </table:table-cell>
          <table:table-cell table:style-name="ce8" office:value-type="string">
            <text:p>Mensalidade 12/2004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6]-[.F36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1-18">
            <text:p>18/01/2005</text:p>
          </table:table-cell>
          <table:table-cell table:style-name="ce8" office:value-type="string">
            <text:p>Mensalidade 01/2005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7]-[.F37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2-17">
            <text:p>17/02/2005</text:p>
          </table:table-cell>
          <table:table-cell table:style-name="ce8" office:value-type="string">
            <text:p>RAIS 2005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8]-[.F38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2-25">
            <text:p>25/02/2005</text:p>
          </table:table-cell>
          <table:table-cell table:style-name="ce8" office:value-type="string">
            <text:p>Mensalidade 02/2005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39]-[.F39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3-21">
            <text:p>21/03/2005</text:p>
          </table:table-cell>
          <table:table-cell table:style-name="ce8" office:value-type="string">
            <text:p>Mensalidade 03/2005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0]-[.F40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4-25">
            <text:p>25/04/2005</text:p>
          </table:table-cell>
          <table:table-cell table:style-name="ce8" office:value-type="string">
            <text:p>Mensalidade 04/2005 (A.C.)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1]-[.F41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4-30">
            <text:p>30/04/2005</text:p>
          </table:table-cell>
          <table:table-cell table:style-name="ce8" office:value-type="string">
            <text:p>Decl. Simples Estadual / 2005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2]-[.F42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5-25">
            <text:p>25/05/2005</text:p>
          </table:table-cell>
          <table:table-cell table:style-name="ce8" office:value-type="string">
            <text:p>Mensalidade 05/2005 (A.C.)</text:p>
          </table:table-cell>
          <table:table-cell table:style-name="ce12" office:value-type="float" office:value="55">
            <text:p>55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5">
            <text:p>55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3]-[.F43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6-18">
            <text:p>18/06/2005</text:p>
          </table:table-cell>
          <table:table-cell table:style-name="ce8" office:value-type="string">
            <text:p>Decl. Simples Federal / 2005</text:p>
          </table:table-cell>
          <table:table-cell table:style-name="ce12" office:value-type="float" office:value="30">
            <text:p>3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30">
            <text:p>3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4]-[.F44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6-20">
            <text:p>20/06/2005</text:p>
          </table:table-cell>
          <table:table-cell table:style-name="ce8" office:value-type="string">
            <text:p>Mensalidade 06/2005 (A.C.)</text:p>
          </table:table-cell>
          <table:table-cell table:style-name="ce12" office:value-type="float" office:value="55">
            <text:p>55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5">
            <text:p>55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5]-[.F45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7-20">
            <text:p>20/07/2005</text:p>
          </table:table-cell>
          <table:table-cell table:style-name="ce8" office:value-type="string">
            <text:p>Mensalidade 07/2005 (A.C.)</text:p>
          </table:table-cell>
          <table:table-cell table:style-name="ce12" office:value-type="float" office:value="55">
            <text:p>55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5">
            <text:p>55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6]-[.F46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5-08-25">
            <text:p>25/08/2005</text:p>
          </table:table-cell>
          <table:table-cell table:style-name="ce8" office:value-type="string">
            <text:p>Mensalidade 08/2005 (A.C.)</text:p>
          </table:table-cell>
          <table:table-cell table:style-name="ce12" office:value-type="float" office:value="61">
            <text:p>61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61">
            <text:p>61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7]-[.F47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6-02-20">
            <text:p>20/02/2006</text:p>
          </table:table-cell>
          <table:table-cell table:style-name="ce8" office:value-type="string">
            <text:p>Decl. Inativa / 2006</text:p>
          </table:table-cell>
          <table:table-cell table:style-name="ce12" office:value-type="float" office:value="50">
            <text:p>5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50">
            <text:p>5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8]-[.F48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6-03-17">
            <text:p>17/03/2006</text:p>
          </table:table-cell>
          <table:table-cell table:style-name="ce8" office:value-type="string">
            <text:p>RAIS 2006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49]-[.F49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7-02-05">
            <text:p>05/02/2007</text:p>
          </table:table-cell>
          <table:table-cell table:style-name="ce8" office:value-type="string">
            <text:p>DSPJ Inativas 2007</text:p>
          </table:table-cell>
          <table:table-cell table:style-name="ce12" office:value-type="float" office:value="30">
            <text:p>3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30">
            <text:p>3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50]-[.F50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7-03-30">
            <text:p>30/03/2007</text:p>
          </table:table-cell>
          <table:table-cell table:style-name="ce8" office:value-type="string">
            <text:p>Decl. Simples Estadual / 2007</text:p>
          </table:table-cell>
          <table:table-cell table:style-name="ce12" office:value-type="float" office:value="30">
            <text:p>3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30">
            <text:p>3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51]-[.F51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7-04-07">
            <text:p>07/04/2007</text:p>
          </table:table-cell>
          <table:table-cell table:style-name="ce8" office:value-type="string">
            <text:p>Declaração RAIS 2007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52]-[.F52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7-10-15">
            <text:p>15/10/2007</text:p>
          </table:table-cell>
          <table:table-cell table:style-name="ce8" office:value-type="string">
            <text:p>Decl. Simples Est. 01 a 06/2007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53]-[.F53]" office:value-type="float" office:value="0">
            <text:p>-</text:p>
          </table:table-cell>
          <table:table-cell table:style-name="ce18" office:value-type="string"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08-03-31">
            <text:p>31/03/2008</text:p>
          </table:table-cell>
          <table:table-cell table:style-name="ce8" office:value-type="string">
            <text:p>Declaração RAIS 2008</text:p>
          </table:table-cell>
          <table:table-cell table:style-name="ce12" office:value-type="float" office:value="20">
            <text:p>20,00</text:p>
          </table:table-cell>
          <table:table-cell table:style-name="ce16"/>
          <table:table-cell table:style-name="ce18" office:value-type="string">
            <text:p>pg</text:p>
          </table:table-cell>
          <table:table-cell table:style-name="ce12" office:value-type="float" office:value="20">
            <text:p>20,00</text:p>
          </table:table-cell>
          <table:table-cell table:style-name="ce2" office:value-type="date" office:date-value="2009-01-21">
            <text:p>21/01/2009</text:p>
          </table:table-cell>
          <table:table-cell table:style-name="ce12" table:formula="of:=[.C54]-[.F54]" office:value-type="float" office:value="0">
            <text:p>-</text:p>
          </table:table-cell>
          <table:table-cell table:style-name="ce18" office:value-type="string">
            <text:p>negativa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16-04-05">
            <text:p>05/04/2016</text:p>
          </table:table-cell>
          <table:table-cell table:style-name="ce8" office:value-type="string">
            <text:p>ICMS Débito SEFAZ</text:p>
          </table:table-cell>
          <table:table-cell table:style-name="ce12" office:value-type="float" office:value="75.24">
            <text:p>75,24</text:p>
          </table:table-cell>
          <table:table-cell table:style-name="ce16"/>
          <table:table-cell table:style-name="ce18" office:value-type="string">
            <text:p>não</text:p>
          </table:table-cell>
          <table:table-cell table:style-name="ce12" office:value-type="float" office:value="0">
            <text:p>-</text:p>
          </table:table-cell>
          <table:table-cell table:style-name="Default"/>
          <table:table-cell table:style-name="ce12" table:formula="of:=[.C55]-[.F55]" office:value-type="float" office:value="75.24">
            <text:p>75,24</text:p>
          </table:table-cell>
          <table:table-cell table:style-name="ce18"/>
          <table:table-cell table:style-name="ce28" table:number-columns-repeated="247"/>
        </table:table-row>
        <table:table-row table:style-name="ro2">
          <table:table-cell table:style-name="ce3" table:number-columns-repeated="6"/>
          <table:table-cell table:style-name="ce21" office:value-type="string">
            <text:p>TOTAL</text:p>
          </table:table-cell>
          <table:table-cell table:style-name="ce24" table:formula="of:=SUM([.H2:.H55])" office:value-type="float" office:value="75.24">
            <text:p>75,24</text:p>
          </table:table-cell>
          <table:table-cell table:style-name="ce25"/>
          <table:table-cell table:style-name="ce28" table:number-columns-repeated="247"/>
        </table:table-row>
        <table:table-row table:style-name="ro2">
          <table:table-cell table:style-name="ce4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22"/>
          <table:table-cell table:style-name="ce13"/>
          <table:table-cell table:style-name="ce19"/>
          <table:table-cell table:style-name="ce28" table:number-columns-repeated="247"/>
        </table:table-row>
        <table:table-row table:style-name="ro2">
          <table:table-cell table:style-name="ce4" office:value-type="string">
            <text:p>Obs.: o débito poderá ser parcelado. Mesmo sem movimento tem declarações a apresentar, mesmo a de pessoa física em abril.</text:p>
          </table:table-cell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22"/>
          <table:table-cell table:style-name="ce13"/>
          <table:table-cell table:style-name="ce26"/>
          <table:table-cell table:style-name="ce28" table:number-columns-repeated="247"/>
        </table:table-row>
        <table:table-row table:style-name="ro3">
          <table:table-cell table:style-name="ce5" office:value-type="string">
            <text:p>Obs.: escrita entregue.</text:p>
          </table:table-cell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22"/>
          <table:table-cell table:style-name="ce13"/>
          <table:table-cell table:style-name="ce19"/>
          <table:table-cell table:style-name="ce28" table:number-columns-repeated="247"/>
        </table:table-row>
        <table:table-row table:style-name="ro3">
          <table:table-cell table:style-name="Default" office:value-type="string">
            <text:p>20/01/2009 – concedido desconto R$ 984,10 – pg. líquido R$ 2.000,00</text:p>
          </table:table-cell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22"/>
          <table:table-cell table:style-name="ce13"/>
          <table:table-cell table:style-name="ce19"/>
          <table:table-cell table:style-name="ce28" table:number-columns-repeated="247"/>
        </table:table-row>
        <table:table-row table:style-name="ro3">
          <table:table-cell table:style-name="Default"/>
          <table:table-cell table:style-name="ce9"/>
          <table:table-cell table:style-name="ce13" table:number-columns-repeated="2"/>
          <table:table-cell table:style-name="ce19"/>
          <table:table-cell table:style-name="ce13"/>
          <table:table-cell table:style-name="ce22"/>
          <table:table-cell table:style-name="ce13"/>
          <table:table-cell table:style-name="ce19"/>
          <table:table-cell table:style-name="ce28" table:number-columns-repeated="247"/>
        </table:table-row>
        <table:table-row table:style-name="ro4">
          <table:table-cell table:number-columns-repeated="256"/>
        </table:table-row>
        <table:table-row table:style-name="ro5" table:number-rows-repeated="31954">
          <table:table-cell table:number-columns-repeated="256"/>
        </table:table-row>
        <table:table-row table:style-name="ro5">
          <table:table-cell table:number-columns-repeated="256"/>
        </table:table-row>
      </table:table>
      <table:database-ranges>
        <table:database-range table:target-range-address="'Situação do Cliente'.A2:'Situação do Cliente'.IV5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.199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4-26">26/04/2016</text:date></text:span><text:span text:style-name="MT2"> - </text:span><text:span text:style-name="MT2"><text:time>15:18:15</text:time></text:span><text:span text:style-name="MT2"> </text:span></text:p>
        </style:region-center>
        <style:region-right>
          <text:p><text:span text:style-name="MT3">Teresa Ragusa Modas Ltda. - ME</text:span></text:p>
          <text:p><text:span text:style-name="MT2">3248-2021, 9709-1580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15:1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3:06:27</meta:creation-date>
    <dc:creator>Carlos Augusto Marcicano</dc:creator>
    <dc:date>2016-04-26T15:18:15</dc:date>
    <meta:printed-by>Carlos Augusto Marcicano</meta:printed-by>
    <meta:print-date>2007-04-10T16:04:27</meta:print-date>
    <dc:language>pt-PT</dc:language>
    <meta:editing-cycles>210</meta:editing-cycles>
    <meta:editing-duration>PT4H57M13S</meta:editing-duration>
    <meta:document-statistic meta:table-count="1" meta:cell-count="427" meta:object-count="0"/>
    <meta:user-defined meta:name="Info 0"/>
    <meta:user-defined meta:name="Info 1"/>
    <meta:user-defined meta:name="Info 2"/>
    <meta:user-defined meta:name="Info 3"/>
  </office:meta>
</office:document-meta>
</file>